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61f3" officeooo:paragraph-rsid="001261f3"/>
    </style:style>
    <style:style style:name="P2" style:family="paragraph" style:parent-style-name="Standard">
      <style:text-properties fo:font-size="13pt" fo:font-weight="bold" officeooo:rsid="001261f3" officeooo:paragraph-rsid="001261f3" style:font-size-asian="13pt" style:font-weight-asian="bold" style:font-size-complex="13pt" style:font-weight-complex="bold"/>
    </style:style>
    <style:style style:name="P3" style:family="paragraph" style:parent-style-name="Standard">
      <style:text-properties fo:font-size="12pt" fo:font-weight="normal" officeooo:rsid="001261f3" officeooo:paragraph-rsid="001261f3"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1261f3" officeooo:paragraph-rsid="0022be5d"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145bc6" officeooo:paragraph-rsid="0014b0a3" style:font-size-asian="10.5pt" style:font-weight-asian="normal" style:font-size-complex="12pt" style:font-weight-complex="normal"/>
    </style:style>
    <style:style style:name="P6" style:family="paragraph" style:parent-style-name="Standard" style:list-style-name="L1">
      <style:paragraph-properties fo:text-align="justify" style:justify-single-word="false"/>
      <style:text-properties fo:font-size="12pt" fo:font-weight="normal" officeooo:rsid="00145bc6" officeooo:paragraph-rsid="00145bc6"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c9b04" officeooo:paragraph-rsid="001c9b04"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2pt" fo:font-weight="normal" officeooo:rsid="001c9b04" officeooo:paragraph-rsid="001c9b04"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db28b" officeooo:paragraph-rsid="001db28b" style:font-size-asian="10.5pt" style:font-weight-asian="normal" style:font-size-complex="12pt" style:font-weight-complex="normal"/>
    </style:style>
    <style:style style:name="P10" style:family="paragraph" style:parent-style-name="Standard" style:list-style-name="L2">
      <style:paragraph-properties fo:text-align="justify" style:justify-single-word="false"/>
      <style:text-properties fo:font-size="12pt" fo:font-weight="normal" officeooo:rsid="0022be5d" officeooo:paragraph-rsid="0022be5d" style:font-size-asian="10.5pt" style:font-weight-asian="normal" style:font-size-complex="12pt" style:font-weight-complex="normal"/>
    </style:style>
    <style:style style:name="P11" style:family="paragraph" style:parent-style-name="Standard" style:list-style-name="L2">
      <style:paragraph-properties fo:text-align="justify" style:justify-single-word="false"/>
      <style:text-properties fo:font-size="12pt" fo:font-weight="normal" officeooo:rsid="0026dbf7" officeooo:paragraph-rsid="0026dbf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cd5c4" officeooo:paragraph-rsid="001db28b" style:font-size-asian="12pt" style:font-weight-asian="normal" style:font-size-complex="12pt" style:font-weight-complex="normal"/>
    </style:style>
    <style:style style:name="P13" style:family="paragraph" style:parent-style-name="Standard">
      <style:text-properties fo:color="#c9211e" fo:font-size="14pt" officeooo:rsid="001261f3" officeooo:paragraph-rsid="001261f3" style:font-size-asian="14pt" style:font-size-complex="14pt"/>
    </style:style>
    <style:style style:name="T1" style:family="text">
      <style:text-properties officeooo:rsid="0014b0a3"/>
    </style:style>
    <style:style style:name="T2" style:family="text">
      <style:text-properties officeooo:rsid="0022be5d"/>
    </style:style>
    <style:style style:name="T3" style:family="text">
      <style:text-properties officeooo:rsid="0026db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studio de viabilidad y factibilidad del proyecto a realizar</text:p>
      <text:p text:style-name="P13"/>
      <text:p text:style-name="P5">Este proyecto consistirá en el desarrollo de una aplicación para la gestión de datos de una escuela primaria y si es posible el proyecto se adaptara para poder utilizare en diferentes instituciones académicas de más alto rango. <text:span text:style-name="T1">Dicha aplicación consistirá en que los maestros lleven un control de sus alumnos. Los maestros podrán modificar las calificaciones, su asistencia y promediar su calificación final. </text:span></text:p>
      <text:p text:style-name="P9">Los alumnos solo podrán visualizar su perfil y con este sus calificaciones. </text:p>
      <text:p text:style-name="P1"/>
      <text:p text:style-name="P2">Viabilidad</text:p>
      <text:p text:style-name="P3"/>
      <text:p text:style-name="P3">Técnico:</text:p>
      <text:list xml:id="list2403511880" text:style-name="L1">
        <text:list-item>
          <text:p text:style-name="P6">Como estudiantes de informática <text:span text:style-name="T1">es posible <text:tab/>que podamos</text:span> llevar a cabo el proyecto, <text:span text:style-name="T1">ya que contamos hasta el momento un con poco de conocimiento en la materia de programación, y lo que planeamos llevar a cabo es una aplicación en el lenguaje de programación Java y hasta el momento estamos estudiando dicho lenguaje. </text:span></text:p>
        </text:list-item>
        <text:list-item>
          <text:p text:style-name="P8">Referente a las herramientas para llevar a cabo dicho proyecto, se puede decir que contamos con lo suficiente porque se necesitaran computadores e IDES de programación en Java las con las cuales si cuenta cada integrante del equipo. </text:p>
        </text:list-item>
        <text:list-item>
          <text:p text:style-name="P8">Un punto a considerar también seria la energía personal de cada integrante con esto nos referimos al esfuerzo que cada uno puede poner de su parte y tamb9ien el esfuerzo que requerirá el proyecto. <text:span text:style-name="T2">Referente al esfuerzo que se necesitara para el proyecto podríamos decir que si es algo considerable porque el proyecto debe contar con muchas especificaciones en ámbito de programación que son difíciles, y esto nos lleva al esfuerzo personal que si sera muy desgastadamente porque contamos con poco tiempo para la entrega. </text:span></text:p>
        </text:list-item>
      </text:list>
      <text:p text:style-name="P7"/>
      <text:p text:style-name="P4">Económico:</text:p>
      <text:list xml:id="list805454827" text:style-name="L2">
        <text:list-item>
          <text:p text:style-name="P10">Al referirnos a la viabilidad económica hablamos del capital o recursos económicos que requiere el proyecto <text:span text:style-name="T3">para ponerlo en marcha. </text:span></text:p>
        </text:list-item>
        <text:list-item>
          <text:p text:style-name="P11">Para nuestro proyecto podría decirse que no se necesita mucho capital hasta donde tenemos planeado realizarlo, tal ves un poco para hacer un estudio de que se requiere en una escuela, entonces si es posible llevar a cabo este proyecto.</text:p>
        </text:list-item>
      </text:list>
      <text:p text:style-name="P3"/>
      <text:p text:style-name="P2">Factibilidad: </text:p>
      <text:p text:style-name="P2"/>
      <text:p text:style-name="P12">La disponibilidad de los recursos que contamos con el proyecto de “Control escolar” es más que un recurso lógico-mental, ya que se llevara a cabo la programación del la interfaz, tal vez con los recursos que necesitemos a parte del trabajo lógico, seria el costo de un espacio en la base de datos si se piensa conectar a un servidor exterior para guardar los datos, se tendría que ver cuanto cuesta un paquete para almacenar los datos escolares en la base de datos, dentro del marco de posibilidades, si se puede realizar el proyecto y lo que causaría algunos problemas seria solo sacar el programa adelante, costará porque se realiza un trabajo mental, pero con un horario de trabajo adecuado se podrá realizar el proyect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14:10:21.281680005</meta:creation-date>
    <dc:date>2021-10-18T15:29:41.544787291</dc:date>
    <meta:editing-duration>PT58M25S</meta:editing-duration>
    <meta:editing-cycles>11</meta:editing-cycles>
    <meta:generator>LibreOffice/6.4.4.2$Linux_X86_64 LibreOffice_project/40$Build-2</meta:generator>
    <meta:document-statistic meta:table-count="0" meta:image-count="0" meta:object-count="0" meta:page-count="1" meta:paragraph-count="13" meta:word-count="454" meta:character-count="2753" meta:non-whitespace-character-count="2309"/>
  </office:meta>
</office:document-meta>
</file>